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6.2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69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transferFcns</text:p>
          </table:table-cell>
          <table:table-cell table:style-name="ce1" office:value-type="string" calcext:value-type="string">
            <text:p>max_fail = 10</text:p>
          </table:table-cell>
          <table:table-cell table:style-name="ce1"/>
          <table:table-cell table:style-name="ce1" office:value-type="string" calcext:value-type="string">
            <text:p>max_fail = 15</text:p>
          </table:table-cell>
        </table:table-row>
        <table:table-row table:style-name="ro2">
          <table:table-cell office:value-type="string" calcext:value-type="string">
            <text:p>20 10</text:p>
          </table:table-cell>
          <table:table-cell office:value-type="string" calcext:value-type="string">
            <text:p>logsig tansig</text:p>
          </table:table-cell>
          <table:table-cell office:value-type="float" office:value="90.95" calcext:value-type="float">
            <text:p>90.95</text:p>
          </table:table-cell>
          <table:table-cell/>
          <table:table-cell table:style-name="ce4" office:value-type="float" office:value="87.14" calcext:value-type="float">
            <text:p>87.14</text:p>
          </table:table-cell>
        </table:table-row>
        <table:table-row table:style-name="ro1">
          <table:table-cell office:value-type="string" calcext:value-type="string">
            <text:p>20 10</text:p>
          </table:table-cell>
          <table:table-cell office:value-type="string" calcext:value-type="string">
            <text:p>logsig tansig</text:p>
          </table:table-cell>
          <table:table-cell office:value-type="float" office:value="82.86" calcext:value-type="float">
            <text:p>82.86</text:p>
          </table:table-cell>
          <table:table-cell/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20 10</text:p>
          </table:table-cell>
          <table:table-cell office:value-type="string" calcext:value-type="string">
            <text:p>logsig tansig</text:p>
          </table:table-cell>
          <table:table-cell office:value-type="float" office:value="90.48" calcext:value-type="float">
            <text:p>90.48</text:p>
          </table:table-cell>
          <table:table-cell/>
          <table:table-cell office:value-type="float" office:value="91.43" calcext:value-type="float">
            <text:p>91.43</text:p>
          </table:table-cell>
        </table:table-row>
        <table:table-row table:style-name="ro1">
          <table:table-cell/>
          <table:table-cell table:formula="of:=STDEV([.C2:.C4])" office:value-type="float" office:value="4.54117092095567" calcext:value-type="float">
            <text:p>4.541170921</text:p>
          </table:table-cell>
          <table:table-cell table:formula="of:=AVERAGE([.C2:.C4])" office:value-type="float" office:value="88.0966666666667" calcext:value-type="float">
            <text:p>88.0966666667</text:p>
          </table:table-cell>
          <table:table-cell table:formula="of:=STDEV([.E2:.E4])" office:value-type="float" office:value="2.25146618895333" calcext:value-type="float">
            <text:p>2.251466189</text:p>
          </table:table-cell>
          <table:table-cell table:formula="of:=AVERAGE([.E2:.E4])" office:value-type="float" office:value="88.89" calcext:value-type="float">
            <text:p>88.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0 10</text:p>
          </table:table-cell>
          <table:table-cell office:value-type="string" calcext:value-type="string">
            <text:p>tansig tansig</text:p>
          </table:table-cell>
          <table:table-cell office:value-type="float" office:value="92.38" calcext:value-type="float">
            <text:p>92.38</text:p>
          </table:table-cell>
          <table:table-cell/>
          <table:table-cell office:value-type="float" office:value="85.71" calcext:value-type="float">
            <text:p>85.71</text:p>
          </table:table-cell>
        </table:table-row>
        <table:table-row table:style-name="ro1">
          <table:table-cell office:value-type="string" calcext:value-type="string">
            <text:p>20 10</text:p>
          </table:table-cell>
          <table:table-cell office:value-type="string" calcext:value-type="string">
            <text:p>tansig tansig</text:p>
          </table:table-cell>
          <table:table-cell office:value-type="float" office:value="94.29" calcext:value-type="float">
            <text:p>94.29</text:p>
          </table:table-cell>
          <table:table-cell/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20 10</text:p>
          </table:table-cell>
          <table:table-cell office:value-type="string" calcext:value-type="string">
            <text:p>tansig tansig</text:p>
          </table:table-cell>
          <table:table-cell office:value-type="float" office:value="86.19" calcext:value-type="float">
            <text:p>86.19</text:p>
          </table:table-cell>
          <table:table-cell/>
          <table:table-cell office:value-type="float" office:value="94.29" calcext:value-type="float">
            <text:p>94.29</text:p>
          </table:table-cell>
        </table:table-row>
        <table:table-row table:style-name="ro1">
          <table:table-cell office:value-type="string" calcext:value-type="string">
            <text:p>20 10</text:p>
          </table:table-cell>
          <table:table-cell office:value-type="string" calcext:value-type="string">
            <text:p>tansig tansig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.43" calcext:value-type="float">
            <text:p>91.43</text:p>
          </table:table-cell>
        </table:table-row>
        <table:table-row table:style-name="ro1">
          <table:table-cell/>
          <table:table-cell table:formula="of:=STDEV([.C7:.C10])" office:value-type="float" office:value="3.48997134658725" calcext:value-type="float">
            <text:p>3.4899713466</text:p>
          </table:table-cell>
          <table:table-cell table:formula="of:=AVERAGE([.C7:.C10])" office:value-type="float" office:value="90.715" calcext:value-type="float">
            <text:p>90.715</text:p>
          </table:table-cell>
          <table:table-cell table:formula="of:=STDEV([.E7:.E10])" office:value-type="float" office:value="3.75978168692457" calcext:value-type="float">
            <text:p>3.7597816869</text:p>
          </table:table-cell>
          <table:table-cell table:formula="of:=AVERAGE([.E7:.E10])" office:value-type="float" office:value="89.8825" calcext:value-type="float">
            <text:p>89.8825</text:p>
          </table:table-cell>
        </table:table-row>
        <table:table-row table:style-name="ro1">
          <table:table-cell table:style-name="ce3" table:number-columns-repeated="5"/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logsig tansig</text:p>
          </table:table-cell>
          <table:table-cell office:value-type="float" office:value="94.29" calcext:value-type="float">
            <text:p>94.29</text:p>
          </table:table-cell>
          <table:table-cell/>
          <table:table-cell office:value-type="float" office:value="92.38" calcext:value-type="float">
            <text:p>92.38</text:p>
          </table:table-cell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logsig tansig</text:p>
          </table:table-cell>
          <table:table-cell office:value-type="float" office:value="77.62" calcext:value-type="float">
            <text:p>77.62</text:p>
          </table:table-cell>
          <table:table-cell/>
          <table:table-cell office:value-type="float" office:value="84.76" calcext:value-type="float">
            <text:p>84.76</text:p>
          </table:table-cell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logsig tansig</text:p>
          </table:table-cell>
          <table:table-cell office:value-type="float" office:value="87.62" calcext:value-type="float">
            <text:p>87.62</text:p>
          </table:table-cell>
          <table:table-cell/>
          <table:table-cell office:value-type="float" office:value="92.86" calcext:value-type="float">
            <text:p>92.86</text:p>
          </table:table-cell>
        </table:table-row>
        <table:table-row table:style-name="ro1">
          <table:table-cell/>
          <table:table-cell table:formula="of:=STDEV([.C13:.C15])" office:value-type="float" office:value="8.39025029424034" calcext:value-type="float">
            <text:p>8.3902502942</text:p>
          </table:table-cell>
          <table:table-cell table:formula="of:=AVERAGE([.C13:.C15])" office:value-type="float" office:value="86.51" calcext:value-type="float">
            <text:p>86.51</text:p>
          </table:table-cell>
          <table:table-cell table:formula="of:=STDEV([.E13:.E15])" office:value-type="float" office:value="4.54431512991781" calcext:value-type="float">
            <text:p>4.5443151299</text:p>
          </table:table-cell>
          <table:table-cell table:formula="of:=AVERAGE([.E13:.E15])"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tansig tansig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91.43" calcext:value-type="float">
            <text:p>91.43</text:p>
          </table:table-cell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tansig tansig</text:p>
          </table:table-cell>
          <table:table-cell office:value-type="float" office:value="92.86" calcext:value-type="float">
            <text:p>92.86</text:p>
          </table:table-cell>
          <table:table-cell/>
          <table:table-cell office:value-type="float" office:value="90.48" calcext:value-type="float">
            <text:p>90.48</text:p>
          </table:table-cell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tansig tansig</text:p>
          </table:table-cell>
          <table:table-cell office:value-type="float" office:value="90.48" calcext:value-type="float">
            <text:p>90.48</text:p>
          </table:table-cell>
          <table:table-cell/>
          <table:table-cell office:value-type="float" office:value="92.86" calcext:value-type="float">
            <text:p>92.86</text:p>
          </table:table-cell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tansig tansig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92.38" calcext:value-type="float">
            <text:p>92.38</text:p>
          </table:table-cell>
        </table:table-row>
        <table:table-row table:style-name="ro1">
          <table:table-cell/>
          <table:table-cell table:formula="of:=STDEV([.C18:.C21])" office:value-type="float" office:value="1.05681912675096" calcext:value-type="float">
            <text:p>1.0568191268</text:p>
          </table:table-cell>
          <table:table-cell table:formula="of:=AVERAGE([.C18:.C21])" office:value-type="float" office:value="91.31" calcext:value-type="float">
            <text:p>91.31</text:p>
          </table:table-cell>
          <table:table-cell table:formula="of:=STDEV([.E18:.E21])" office:value-type="float" office:value="1.05493680695417" calcext:value-type="float">
            <text:p>1.054936807</text:p>
          </table:table-cell>
          <table:table-cell table:formula="of:=AVERAGE([.E18:.E21])" office:value-type="float" office:value="91.7875" calcext:value-type="float">
            <text:p>91.7875</text:p>
          </table:table-cell>
        </table:table-row>
        <table:table-row table:style-name="ro1">
          <table:table-cell table:style-name="ce3" table:number-columns-repeated="5"/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logsig tansig</text:p>
          </table:table-cell>
          <table:table-cell office:value-type="float" office:value="95.71" calcext:value-type="float">
            <text:p>95.71</text:p>
          </table:table-cell>
          <table:table-cell/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logsig tansig</text:p>
          </table:table-cell>
          <table:table-cell office:value-type="float" office:value="91.9" calcext:value-type="float">
            <text:p>91.9</text:p>
          </table:table-cell>
          <table:table-cell/>
          <table:table-cell office:value-type="float" office:value="83.81" calcext:value-type="float">
            <text:p>83.81</text:p>
          </table:table-cell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logsig tansig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1.43" calcext:value-type="float">
            <text:p>81.43</text:p>
          </table:table-cell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logsig tansig</text:p>
          </table:table-cell>
          <table:table-cell office:value-type="float" office:value="88.57" calcext:value-type="float">
            <text:p>88.57</text:p>
          </table:table-cell>
          <table:table-cell/>
          <table:table-cell office:value-type="float" office:value="92.38" calcext:value-type="float">
            <text:p>92.38</text:p>
          </table:table-cell>
        </table:table-row>
        <table:table-row table:style-name="ro1">
          <table:table-cell/>
          <table:table-cell table:formula="of:=STDEV([.C24:.C27])" office:value-type="float" office:value="3.0935901473854" calcext:value-type="float">
            <text:p>3.0935901474</text:p>
          </table:table-cell>
          <table:table-cell table:formula="of:=AVERAGE([.C24:.C27])" office:value-type="float" office:value="91.545" calcext:value-type="float">
            <text:p>91.545</text:p>
          </table:table-cell>
          <table:table-cell table:formula="of:=STDEV([.E24:.E27])" office:value-type="float" office:value="5.58503357196713" calcext:value-type="float">
            <text:p>5.585033572</text:p>
          </table:table-cell>
          <table:table-cell table:formula="of:=AVERAGE([.E24:.E27])" office:value-type="float" office:value="87.38" calcext:value-type="float">
            <text:p>87.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tansig tansig</text:p>
          </table:table-cell>
          <table:table-cell office:value-type="float" office:value="72.38" calcext:value-type="float">
            <text:p>72.38</text:p>
          </table:table-cell>
          <table:table-cell/>
          <table:table-cell office:value-type="float" office:value="93.33" calcext:value-type="float">
            <text:p>93.33</text:p>
          </table:table-cell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tansig tansig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90.48" calcext:value-type="float">
            <text:p>90.48</text:p>
          </table:table-cell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tansig tansig</text:p>
          </table:table-cell>
          <table:table-cell office:value-type="float" office:value="88.57" calcext:value-type="float">
            <text:p>88.57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STDEV([.C30:.C32])" office:value-type="float" office:value="10.1046639396535" calcext:value-type="float">
            <text:p>10.1046639397</text:p>
          </table:table-cell>
          <table:table-cell table:formula="of:=AVERAGE([.C30:.C32])" office:value-type="float" office:value="83.9666666666667" calcext:value-type="float">
            <text:p>83.9666666667</text:p>
          </table:table-cell>
          <table:table-cell table:formula="of:=STDEV([.E30:.E32])" office:value-type="float" office:value="1.80008333140441" calcext:value-type="float">
            <text:p>1.8000833314</text:p>
          </table:table-cell>
          <table:table-cell table:formula="of:=AVERAGE([.E30:.E32])" office:value-type="float" office:value="91.27" calcext:value-type="float">
            <text:p>91.27</text:p>
          </table:table-cell>
        </table:table-row>
        <table:table-row table:style-name="ro1">
          <table:table-cell table:style-name="ce3" table:number-columns-repeated="5"/>
        </table:table-row>
        <table:table-row table:style-name="ro1">
          <table:table-cell office:value-type="string" calcext:value-type="string">
            <text:p>25 10</text:p>
          </table:table-cell>
          <table:table-cell office:value-type="string" calcext:value-type="string">
            <text:p>logsig tansig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91.43" calcext:value-type="float">
            <text:p>91.43</text:p>
          </table:table-cell>
        </table:table-row>
        <table:table-row table:style-name="ro1">
          <table:table-cell office:value-type="string" calcext:value-type="string">
            <text:p>25 10</text:p>
          </table:table-cell>
          <table:table-cell office:value-type="string" calcext:value-type="string">
            <text:p>logsig tansig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float" office:value="89.52" calcext:value-type="float">
            <text:p>89.52</text:p>
          </table:table-cell>
        </table:table-row>
        <table:table-row table:style-name="ro1">
          <table:table-cell office:value-type="string" calcext:value-type="string">
            <text:p>25 10</text:p>
          </table:table-cell>
          <table:table-cell office:value-type="string" calcext:value-type="string">
            <text:p>logsig tansig</text:p>
          </table:table-cell>
          <table:table-cell office:value-type="float" office:value="92.86" calcext:value-type="float">
            <text:p>92.86</text:p>
          </table:table-cell>
          <table:table-cell/>
          <table:table-cell office:value-type="float" office:value="92.86" calcext:value-type="float">
            <text:p>92.86</text:p>
          </table:table-cell>
        </table:table-row>
        <table:table-row table:style-name="ro1">
          <table:table-cell/>
          <table:table-cell table:formula="of:=STDEV([.C35:.C37])" office:value-type="float" office:value="3.63987637152693" calcext:value-type="float">
            <text:p>3.6398763715</text:p>
          </table:table-cell>
          <table:table-cell table:formula="of:=AVERAGE([.C35:.C37])" office:value-type="float" office:value="88.89" calcext:value-type="float">
            <text:p>88.89</text:p>
          </table:table-cell>
          <table:table-cell table:formula="of:=STDEV([.E35:.E37])" office:value-type="float" office:value="1.67573864310638" calcext:value-type="float">
            <text:p>1.6757386431</text:p>
          </table:table-cell>
          <table:table-cell table:formula="of:=AVERAGE([.E35:.E37])" office:value-type="float" office:value="91.27" calcext:value-type="float">
            <text:p>91.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5 10</text:p>
          </table:table-cell>
          <table:table-cell office:value-type="string" calcext:value-type="string">
            <text:p>tansig tansig</text:p>
          </table:table-cell>
          <table:table-cell office:value-type="float" office:value="91.43" calcext:value-type="float">
            <text:p>91.43</text:p>
          </table:table-cell>
          <table:table-cell/>
          <table:table-cell office:value-type="float" office:value="82.38" calcext:value-type="float">
            <text:p>82.38</text:p>
          </table:table-cell>
        </table:table-row>
        <table:table-row table:style-name="ro1">
          <table:table-cell office:value-type="string" calcext:value-type="string">
            <text:p>25 10</text:p>
          </table:table-cell>
          <table:table-cell office:value-type="string" calcext:value-type="string">
            <text:p>tansig tansig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84.29" calcext:value-type="float">
            <text:p>84.29</text:p>
          </table:table-cell>
        </table:table-row>
        <table:table-row table:style-name="ro1">
          <table:table-cell office:value-type="string" calcext:value-type="string">
            <text:p>25 10</text:p>
          </table:table-cell>
          <table:table-cell office:value-type="string" calcext:value-type="string">
            <text:p>tansig tansig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STDEV([.C40:.C42])" office:value-type="float" office:value="1.80008333140442" calcext:value-type="float">
            <text:p>1.8000833314</text:p>
          </table:table-cell>
          <table:table-cell table:formula="of:=AVERAGE([.C40:.C42])" office:value-type="float" office:value="90.16" calcext:value-type="float">
            <text:p>90.16</text:p>
          </table:table-cell>
          <table:table-cell table:formula="of:=STDEV([.E40:.E42])" office:value-type="float" office:value="3.96477405829555" calcext:value-type="float">
            <text:p>3.9647740583</text:p>
          </table:table-cell>
          <table:table-cell table:formula="of:=AVERAGE([.E40:.E42])" office:value-type="float" office:value="85.5566666666667" calcext:value-type="float">
            <text:p>85.5566666667</text:p>
          </table:table-cell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9:12:29.643283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5-09T16:44:17.498777288</meta:creation-date>
    <dc:date>2017-05-09T19:12:38.456142955</dc:date>
    <dc:creator>Ghabriel Nunes</dc:creator>
    <meta:editing-duration>PT1H1M36S</meta:editing-duration>
    <meta:editing-cycles>57</meta:editing-cycles>
    <meta:generator>LibreOffice/5.0.6.2$Linux_X86_64 LibreOffice_project/00$Build-2</meta:generator>
    <meta:document-statistic meta:table-count="1" meta:cell-count="144" meta:object-count="0"/>
  </office:meta>
</office:document-meta>
</file>